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vops:</text:p>
      <text:p text:style-name="Standard">1 .Development <text:s/>+ Operations </text:p>
      <text:list xml:id="list7557298726486069569" text:style-name="L1">
        <text:list-item>
          <text:p text:style-name="P1">Not a tool,, not a tool not a programing language</text:p>
        </text:list-item>
        <text:list-item>
          <text:p text:style-name="P1">Is more over a philoppshy, a mindset the way where uyou take your prpoduct and make milions people to use. The whole process</text:p>
        </text:list-item>
        <text:list-item>
          <text:p text:style-name="P1">Dev and Ope are working in sync </text:p>
        </text:list-item>
        <text:list-item>
          <text:p text:style-name="P1">Problem statement: When you are doing big projects and have a variety of teams that mangae diffrents part of the project. Often two teams, developers and operators. The blame game starts if the teams dosent sync when doing the project. Devo has done their part when it comes to dev an application but the Ope team might have a specific dates when applications can be published and cant make the realse due to that the dev team handled in the app to late. “Things are changing fast in the it-world. To sum it all together, its more about understanding whats happpening in every cycle of the project.</text:p>
        </text:list-item>
        <text:list-item>
          <text:p text:style-name="P1">Tools: Puppet,salt, stack , jenkins, github,AWS </text:p>
        </text:list-item>
        <text:list-item>
          <text:p text:style-name="P1">Understand you limitations. <text:s/>A devp may be able to develop many things, while a ops mightt only be able to handle a few.</text:p>
        </text:list-item>
      </text:list>
      <text:p text:style-name="Standard"/>
      <text:p text:style-name="Standard"/>
      <text:p text:style-name="Standard">Github Actions:</text:p>
      <text:list xml:id="list5764488111823397746" text:style-name="L2">
        <text:list-item>
          <text:list>
            <text:list-item>
              <text:list>
                <text:list-item>
                  <text:p text:style-name="P2">Autmating your workflow</text:p>
                </text:list-item>
                <text:list-item>
                  <text:p text:style-name="P2">Continuous integrations – Automate things automaticlly to see that you code is working </text:p>
                </text:list-item>
                <text:list-item>
                  <text:p text:style-name="P2">Commit “Merge code in” changes to a repo to see if it works or not. “Actions” Will do this automatically.</text:p>
                </text:list-item>
                <text:list-item>
                  <text:p text:style-name="P2">On : pull_request: branches: [master]</text:p>
                </text:list-item>
                <text:list-item>
                  <text:p text:style-name="P2">jobs: test_pull_request: runs-on: ubuntu-latest: steps: “ What to do”, uses: <text:a xlink:type="simple" xlink:href="mailto:actions/checkout@v2" text:style-name="Internet_20_link" text:visited-style-name="Visited_20_Internet_20_Link">actions/checkout@v2</text:a> = brings your src code, uses: python/java osv</text:p>
                </text:list-item>
                <text:list-item>
                  <text:p text:style-name="P2">Continues Depolyment: “Release code out” </text:p>
                </text:list-item>
              </text:list>
            </text:list-item>
          </text:list>
        </text:list-item>
      </text:list>
      <text:p text:style-name="Standard"/>
      <text:p text:style-name="Standard">Black: </text:p>
      <text:list xml:id="list8918249905724310263" text:style-name="L3">
        <text:list-item>
          <text:list>
            <text:list-item>
              <text:list>
                <text:list-item>
                  <text:p text:style-name="P3">Formats your code</text:p>
                </text:list-item>
                <text:list-item>
                  <text:p text:style-name="P3">Tips: <text:a xlink:type="simple" xlink:href="https://www.youtube.com/watch?v=j1MbEYhYj_Y" text:style-name="Internet_20_link" text:visited-style-name="Visited_20_Internet_20_Link">Code Formatting In Python With Black - Python Tutorial - YouTube</text:a> <text:s/>Så kan man göra att den alltid uppdaterar allt du lägger upp i din respo så den blir formaterad i black format. </text:p>
                </text:list-item>
              </text:list>
            </text:list-item>
          </text:list>
        </text:list-item>
      </text:list>
      <text:p text:style-name="Standard"/>
      <text:p text:style-name="Standard">The three ways:</text:p>
      <text:list xml:id="list2350727285922385367" text:style-name="L4">
        <text:list-item>
          <text:list>
            <text:list-item>
              <text:list>
                <text:list-item>
                  <text:list>
                    <text:list-item>
                      <text:list>
                        <text:list-item>
                          <text:p text:style-name="P4">Systems thinking. <text:s/>The flow from left to right.</text:p>
                        </text:list-item>
                        <text:list-item>
                          <text:p text:style-name="P4">Amplyfy feedback loops</text:p>
                        </text:list-item>
                        <text:list-item>
                          <text:p text:style-name="P4">Continual experimentation and learning. Constantly learning and trying new stuff, repition.</text:p>
                        </text:list-item>
                      </text:list>
                    </text:list-item>
                  </text:list>
                </text:list-item>
              </text:list>
            </text:list-item>
          </text:list>
        </text:list-item>
      </text:list>
      <text:p text:style-name="Standard"/>
      <text:p text:style-name="Standard">Infrastructure as code:</text:p>
      <text:list xml:id="list5866871060304199403" text:style-name="L5">
        <text:list-item>
          <text:list>
            <text:list-item>
              <text:list>
                <text:list-item>
                  <text:list>
                    <text:list-item>
                      <text:list>
                        <text:list-item>
                          <text:p text:style-name="P5">Automate all tasks end to end</text:p>
                        </text:list-item>
                        <text:list-item>
                          <text:p text:style-name="P5">Toos: Ansible, terraform, puppet</text:p>
                        </text:list-item>
                        <text:list-item>
                          <text:p text:style-name="P5">1. Infrastructure provisioning: Spinning up new servers, network config,creating loadbalancers,configuration on infrastructure level</text:p>
                        </text:list-item>
                        <text:list-item>
                          <text:p text:style-name="P5">2. Infrastrucure provisioning, Config of provisioned infrastructure – installing apps on servers, managing those apss, prepare the infrastrucutre/servers ti deploy you app</text:p>
                        </text:list-item>
                        <text:list-item>
                          <text:p text:style-name="P5">3. deloymnet of application, 2 and 3 goes hand i hand due to docker</text:p>
                        </text:list-item>
                        <text:list-item>
                          <text:p text:style-name="P5">Initial setup phase: installing/config of software</text:p>
                        </text:list-item>
                        <text:list-item>
                          <text:p text:style-name="P5">Maintaining phase: updates/changes of software</text:p>
                        </text:list-item>
                        <text:list-item>
                          <text:p text:style-name="P5"><text:soft-page-break/>Usually a combination of 2 or more tools</text:p>
                        </text:list-item>
                        <text:list-item>
                          <text:p text:style-name="P5">Ex terraform to provision and configure infrastrucutre and Ansible to install and deploy applications</text:p>
                        </text:list-item>
                        <text:list-item>
                          <text:p text:style-name="P5">Procedurak – Step by step instruction: Create a server, add a server, make this changes</text:p>
                        </text:list-item>
                        <text:list-item>
                          <text:p text:style-name="P5">Declarative – Declare end result: I want 2 servers,</text:p>
                        </text:list-item>
                        <text:list-item>
                          <text:p text:style-name="P5">muteable – changes</text:p>
                        </text:list-item>
                        <text:list-item>
                          <text:p text:style-name="P5">immutable – replace </text:p>
                        </text:list-item>
                      </text:list>
                    </text:list-item>
                  </text:list>
                </text:list-item>
              </text:list>
            </text:list-item>
          </text:list>
        </text:list-item>
      </text:list>
      <text:p text:style-name="Standard"/>
      <text:p text:style-name="Standard">Promethues:</text:p>
      <text:list xml:id="list2774362108764537913" text:style-name="L6">
        <text:list-item>
          <text:list>
            <text:list-item>
              <text:list>
                <text:list-item>
                  <text:list>
                    <text:list-item>
                      <text:list>
                        <text:list-item>
                          <text:p text:style-name="P6">Monitoring tools, generate graphs, create alerts</text:p>
                        </text:list-item>
                        <text:list-item>
                          <text:p text:style-name="P6">How many people are using it ? Customers all of a sudden seeinmg errors. How can u see this errors? Fast feedback = quick response. Prometheus solves this.</text:p>
                        </text:list-item>
                        <text:list-item>
                          <text:p text:style-name="P6"><text:s/>It shows us how our application is behaving, report server result and how our database is running. </text:p>
                        </text:list-item>
                        <text:list-item>
                          <text:p text:style-name="P6">It handled gathering storing and metrics</text:p>
                        </text:list-item>
                        <text:list-item>
                          <text:p text:style-name="P6">Metrics are something within our application thar are chaning over time</text:p>
                        </text:list-item>
                        <text:list-item>
                          <text:p text:style-name="P6">1. Pull metrics, 2 store data within it own databaser, 3 Execute queries to get insitefull data. It show graphs to let ut better understand</text:p>
                        </text:list-item>
                      </text:list>
                    </text:list-item>
                  </text:list>
                </text:list-item>
              </text:list>
            </text:list-item>
          </text:list>
        </text:list-item>
      </text:list>
      <text:p text:style-name="Standard"/>
      <text:p text:style-name="Standard">Dataops:</text:p>
      <text:list xml:id="list1805735481203364920" text:style-name="L7">
        <text:list-item>
          <text:list>
            <text:list-item>
              <text:list>
                <text:list-item>
                  <text:list>
                    <text:list-item>
                      <text:list>
                        <text:list-item>
                          <text:p text:style-name="P7">Dataops is a collection of technicak practices,workflows, ciltural norms and architectural patters.</text:p>
                        </text:list-item>
                        <text:list-item>
                          <text:p text:style-name="P7">1.Focus o</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smus Andreasson</meta:initial-creator>
    <meta:creation-date>2021-08-07T17:25:39.90</meta:creation-date>
    <meta:document-statistic meta:table-count="0" meta:image-count="0" meta:object-count="0" meta:page-count="2" meta:paragraph-count="46" meta:word-count="583" meta:character-count="3467"/>
    <dc:date>2021-08-08T15:49:55.58</dc:date>
    <dc:creator>Rasmus Andreasson</dc:creator>
    <meta:editing-duration>PT17H54M50S</meta:editing-duration>
    <meta:editing-cycles>1</meta:editing-cycles>
    <meta:generator>OpenOffice/4.1.10$Win32 OpenOffice.org_project/4110m2$Build-9807</meta:generator>
  </office:meta>
</office:document-meta>
</file>